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21912F584827D564876.png" manifest:media-type="image/png"/>
  <manifest:file-entry manifest:full-path="Pictures/10000001000002D00000024F1A55C2FD9B8E43DF.png" manifest:media-type="image/png"/>
  <manifest:file-entry manifest:full-path="Pictures/10000001000002CE00000230A400F1797B522795.png" manifest:media-type="image/png"/>
  <manifest:file-entry manifest:full-path="Pictures/10000001000002C5000001B9AB340FB2C8B748A7.png" manifest:media-type="image/png"/>
  <manifest:file-entry manifest:full-path="Pictures/10000001000002C30000021A8C2011460A0E57D1.png" manifest:media-type="image/png"/>
  <manifest:file-entry manifest:full-path="Pictures/10000001000002BE0000019E372747312BC8DD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aa8"/>
    </style:style>
    <style:style style:name="P2" style:family="paragraph" style:parent-style-name="Standard">
      <style:text-properties officeooo:rsid="00165aa8" officeooo:paragraph-rsid="00165a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Image1" text:anchor-type="char" svg:width="17.59cm" svg:height="10.372cm" draw:z-index="0"><draw:image xlink:href="Pictures/10000001000002BE0000019E372747312BC8D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17.59cm" svg:height="13.384cm" draw:z-index="1"><draw:image xlink:href="Pictures/10000001000002C30000021A8C2011460A0E57D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.59cm" svg:height="10.94cm" draw:z-index="2"><draw:image xlink:href="Pictures/10000001000002C5000001B9AB340FB2C8B748A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7.59cm" svg:height="13.718cm" draw:z-index="3"><draw:image xlink:href="Pictures/10000001000002CE00000230A400F1797B52279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17.59cm" svg:height="14.437cm" draw:z-index="4"><draw:image xlink:href="Pictures/10000001000002D00000024F1A55C2FD9B8E43D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width="17.59cm" svg:height="13.321cm" draw:z-index="5"><draw:image xlink:href="Pictures/10000001000002C50000021912F584827D564876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8:41:01.229998486</meta:creation-date>
    <meta:generator>LibreOffice/7.3.7.2$Linux_X86_64 LibreOffice_project/30$Build-2</meta:generator>
    <dc:date>2023-08-06T18:45:13.792299283</dc:date>
    <meta:editing-duration>PT4M14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</office:meta>
</office:document-meta>
</file>